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</office:automatic-styles>
  <office:body>
    <office:spreadsheet>
      <table:table table:name="Entrada" table:style-name="ta1" table:print="false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2"/>
          <table:table-cell table:style-name="ce4" office:value-type="string" table:number-columns-spanned="2" table:number-rows-spanned="1">
            <text:p>Instancia 0</text:p>
          </table:table-cell>
          <table:covered-table-cell/>
          <table:table-cell/>
          <table:table-cell table:style-name="ce4" office:value-type="string" table:number-columns-spanned="2" table:number-rows-spanned="1">
            <text:p>Instancia 1</text:p>
          </table:table-cell>
          <table:covered-table-cell/>
          <table:table-cell/>
          <table:table-cell table:style-name="ce4" office:value-type="string" table:number-columns-spanned="2" table:number-rows-spanned="1">
            <text:p>Instancia 2</text:p>
          </table:table-cell>
          <table:covered-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1"/>
          <table:table-cell table:style-name="ce3" office:value-type="string">
            <text:p>E</text:p>
          </table:table-cell>
          <table:table-cell/>
          <table:table-cell table:style-name="ce1"/>
          <table:table-cell table:style-name="ce3" office:value-type="string">
            <text:p>E</text:p>
          </table:table-cell>
          <table:table-cell/>
          <table:table-cell table:style-name="ce1"/>
          <table:table-cell table:style-name="ce3" office:value-type="string">
            <text:p>E</text:p>
          </table:table-cell>
          <table:table-cell/>
          <table:table-cell table:style-name="ce1"/>
          <table:table-cell table:style-name="ce3" office:value-type="string">
            <text:p>E</text:p>
          </table:table-cell>
        </table:table-row>
        <table:table-row table:style-name="ro1">
          <table:table-cell table:number-columns-repeated="3"/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7,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8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2,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8,1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2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3,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,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4,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,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0,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8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8,1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0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1,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8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9,1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1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3,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4,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3,1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6,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9,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4,1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0,1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6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4,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5,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4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4,1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0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6,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5,1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2,1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5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7,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6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9,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5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0,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1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9,1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2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2,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6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3,1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2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,1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4,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5,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,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3,1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,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6,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5,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4,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7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9,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8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7,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4,1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0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0,1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8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2,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5,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4,1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8,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8,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,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5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6,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9,1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6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3,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,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7,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5,1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6,1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0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5,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5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2,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,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8,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5,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9,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6,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1,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5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3,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6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3,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8,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,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2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4,1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0,1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4,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,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2,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4,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6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6,1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7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7,1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1,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0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4,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5,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,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7,1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,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8,1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6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0,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,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8,1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5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9,1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2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,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8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2,1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3,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8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,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2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2,1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3,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,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6,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,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4,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0,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6,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2,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7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5,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4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5,1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0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5,1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1,1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,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6,1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5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,1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3,1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3,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7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,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5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6,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1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8,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2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9,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9,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2,1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,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3,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5,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,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6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4,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7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6,1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0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7,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8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,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1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7,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8,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9,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8,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1,1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2,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3,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4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,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0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6,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0,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5,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3,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1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4,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3,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6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7,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7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6,1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7,1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string">
            <text:p>11,1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4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2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3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1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4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2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5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6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7,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1,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5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11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6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7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8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9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8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12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13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3,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1,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6,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7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10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3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4,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2,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5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3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7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17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14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15,17</text:p>
          </table:table-cell>
          <table:table-cell office:value-type="float" office:value="1">
            <text:p>1</text:p>
          </table:table-cell>
        </table:table-row>
        <table:table-row table:style-name="ro1" table:number-rows-repeated="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olucao" table:style-name="ta2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" table:default-cell-style-name="Default"/>
        <table:table-row table:style-name="ro1">
          <table:table-cell table:style-name="ce5" office:value-type="string" table:number-columns-spanned="2" table:number-rows-spanned="1">
            <text:p>Variavel de decisão</text:p>
          </table:table-cell>
          <table:covered-table-cell/>
          <table:table-cell table:number-columns-repeated="5"/>
          <table:table-cell table:style-name="ce7" office:value-type="string" table:number-columns-spanned="3" table:number-rows-spanned="1">
            <text:p>Restrições</text:p>
          </table:table-cell>
          <table:covered-table-cell table:number-columns-repeated="2" table:style-name="ce10"/>
        </table:table-row>
        <table:table-row table:style-name="ro1">
          <table:table-cell table:style-name="ce6"/>
          <table:table-cell table:style-name="ce3" office:value-type="string">
            <text:p>b</text:p>
          </table:table-cell>
          <table:table-cell/>
          <table:table-cell table:style-name="ce1"/>
          <table:table-cell table:style-name="ce3" office:value-type="string">
            <text:p>Existe a aresta?</text:p>
          </table:table-cell>
          <table:table-cell table:number-columns-repeated="2"/>
          <table:table-cell table:style-name="ce7" office:value-type="string">
            <text:p>i</text:p>
          </table:table-cell>
          <table:table-cell table:style-name="ce7" office:value-type="string" table:number-columns-spanned="2" table:number-rows-spanned="1">
            <text:p>b[i,j] + b[j,i] = 1</text:p>
          </table:table-cell>
          <table:covered-table-cell table:style-name="ce10"/>
        </table:table-row>
        <table:table-row table:style-name="ro1">
          <table:table-cell table:style-name="ce2" office:value-type="string">
            <text:p>1,2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,2</text:p>
          </table:table-cell>
          <table:table-cell table:formula="of:=IF(ISNA(VLOOKUP([.D3];[Entrada.A$6:.B$214];2;0)) = 1; 0;VLOOKUP([.D3];[Entrada.A$6:.B$214];2;0))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ce11" table:formula="of:=SUMPRODUCT([.B3:.B21];[.E3:.E21])" office:value-type="float" office:value="0">
            <text:p>0</text:p>
          </table:table-cell>
          <table:table-cell table:style-name="ce11" table:formula="of:=IF(OR([.E3:.E21])=0;0;1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1,3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,3</text:p>
          </table:table-cell>
          <table:table-cell table:formula="of:=IF(ISNA(VLOOKUP([.D4];[Entrada.A$6:.B$214];2;0)) = 1; 0;VLOOKUP([.D4];[Entrada.A$6:.B$214];2;0))" office:value-type="float" office:value="0">
            <text:p>0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11" table:formula="of:=SUMPRODUCT([.B22:.B40];[.E22:.E40]) + [.E3]*[.B3]" office:value-type="float" office:value="0">
            <text:p>0</text:p>
          </table:table-cell>
          <table:table-cell table:style-name="ce11" table:formula="of:=IF(OR([.E22:.E40];[.E3])=0;0;1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1,4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,4</text:p>
          </table:table-cell>
          <table:table-cell table:formula="of:=IF(ISNA(VLOOKUP([.D5];[Entrada.A$6:.B$214];2;0)) = 1; 0;VLOOKUP([.D5];[Entrada.A$6:.B$214];2;0))" office:value-type="float" office:value="0">
            <text:p>0</text:p>
          </table:table-cell>
          <table:table-cell table:number-columns-repeated="2"/>
          <table:table-cell table:style-name="ce8" office:value-type="float" office:value="3">
            <text:p>3</text:p>
          </table:table-cell>
          <table:table-cell table:style-name="ce11" table:formula="of:=SUMPRODUCT([.B41:.B58];[.E41:.E58]) + [.E4]*[.B4] +[.E23]*[.B23]" office:value-type="float" office:value="0">
            <text:p>0</text:p>
          </table:table-cell>
          <table:table-cell table:style-name="ce11" table:formula="of:=IF(OR([.E41:.E58];[.E4];[.E23])=0;0;1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1,5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,5</text:p>
          </table:table-cell>
          <table:table-cell table:formula="of:=IF(ISNA(VLOOKUP([.D6];[Entrada.A$6:.B$214];2;0)) = 1; 0;VLOOKUP([.D6];[Entrada.A$6:.B$214];2;0))" office:value-type="float" office:value="0">
            <text:p>0</text:p>
          </table:table-cell>
          <table:table-cell table:number-columns-repeated="2"/>
          <table:table-cell table:style-name="ce8" office:value-type="float" office:value="4">
            <text:p>4</text:p>
          </table:table-cell>
          <table:table-cell table:style-name="ce11" table:formula="of:=SUMPRODUCT([.B59:.B75];[.E59:.E75]) + [.E5]*[.B5] + [.E24]*[.B24] +[.E42]*[.B42]" office:value-type="float" office:value="0">
            <text:p>0</text:p>
          </table:table-cell>
          <table:table-cell table:style-name="ce11" table:formula="of:=IF(OR([.E59:.E75];[.E5];[.E24];[.E42]) = 0;0;1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1,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,6</text:p>
          </table:table-cell>
          <table:table-cell table:formula="of:=IF(ISNA(VLOOKUP([.D7];[Entrada.A$6:.B$214];2;0)) = 1; 0;VLOOKUP([.D7];[Entrada.A$6:.B$214];2;0))" office:value-type="float" office:value="0">
            <text:p>0</text:p>
          </table:table-cell>
          <table:table-cell table:number-columns-repeated="2"/>
          <table:table-cell table:style-name="ce8" office:value-type="float" office:value="5">
            <text:p>5</text:p>
          </table:table-cell>
          <table:table-cell table:style-name="ce11" table:formula="of:=SUMPRODUCT([.B76:.B91];[.E76:.E91]) + [.E6]*[.B6] + [.E25]*[.B25] +[.E43]*[.B43] +[.E60]*[.B60]" office:value-type="float" office:value="0">
            <text:p>0</text:p>
          </table:table-cell>
          <table:table-cell table:style-name="ce11" table:formula="of:=IF(OR([.E76:.E91];[.E6];[.E25];[.E43];[.E60]) = 0;0;1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1,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,7</text:p>
          </table:table-cell>
          <table:table-cell table:formula="of:=IF(ISNA(VLOOKUP([.D8];[Entrada.A$6:.B$214];2;0)) = 1; 0;VLOOKUP([.D8];[Entrada.A$6:.B$214];2;0))" office:value-type="float" office:value="0">
            <text:p>0</text:p>
          </table:table-cell>
          <table:table-cell table:number-columns-repeated="2"/>
          <table:table-cell table:style-name="ce8" office:value-type="float" office:value="6">
            <text:p>6</text:p>
          </table:table-cell>
          <table:table-cell table:style-name="ce11" table:formula="of:=SUMPRODUCT([.B92:.B106];[.E92:.E106]) +[.E7]*[.B7] +[.E26]*[.B26] +[.E44]*[.B44] +[.E61]*[.B61] +[.E77]*[.B77]" office:value-type="float" office:value="0">
            <text:p>0</text:p>
          </table:table-cell>
          <table:table-cell table:style-name="ce11" table:formula="of:=IF(OR([.E92:.E106];[.E7];[.E26];[.E44];[.E61];[.E77])=0;0;1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1,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,8</text:p>
          </table:table-cell>
          <table:table-cell table:formula="of:=IF(ISNA(VLOOKUP([.D9];[Entrada.A$6:.B$214];2;0)) = 1; 0;VLOOKUP([.D9];[Entrada.A$6:.B$214];2;0))" office:value-type="float" office:value="0">
            <text:p>0</text:p>
          </table:table-cell>
          <table:table-cell table:number-columns-repeated="2"/>
          <table:table-cell table:style-name="ce8" office:value-type="float" office:value="7">
            <text:p>7</text:p>
          </table:table-cell>
          <table:table-cell table:style-name="ce11" table:formula="of:=SUMPRODUCT([.B107:.B120];[.E107:.E120]) +[.E8]*[.B8] +[.E27]*[.B27] +[.E45]*[.B45] +[.E62]*[.B62] +[.E78]*[.B78] +[.E93]*[.B93]" office:value-type="float" office:value="0">
            <text:p>0</text:p>
          </table:table-cell>
          <table:table-cell table:style-name="ce11" table:formula="of:=IF(OR([.E107:.E120];[.E8];[.E27];[.E45];[.E62];[.E78];[.E93]) = 0;0;1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1,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,9</text:p>
          </table:table-cell>
          <table:table-cell table:formula="of:=IF(ISNA(VLOOKUP([.D10];[Entrada.A$6:.B$214];2;0)) = 1; 0;VLOOKUP([.D10];[Entrada.A$6:.B$214];2;0))" office:value-type="float" office:value="0">
            <text:p>0</text:p>
          </table:table-cell>
          <table:table-cell table:number-columns-repeated="2"/>
          <table:table-cell table:style-name="ce8" office:value-type="float" office:value="8">
            <text:p>8</text:p>
          </table:table-cell>
          <table:table-cell table:style-name="ce11" table:formula="of:=SUMPRODUCT([.B121:.B133];[.E121:.E133]) +[.E9]*[.B9]+[.E28]*[.B28]+[.E46]*[.B46]+[.E63]*[.B63]+[.E79]*[.B79]+[.E94]*[.B94]+[.E108]*[.B108]" office:value-type="float" office:value="0">
            <text:p>0</text:p>
          </table:table-cell>
          <table:table-cell table:style-name="ce11" table:formula="of:=IF(OR([.E121:.E133];[.E9];[.E28];[.E46];[.E63];[.E79];[.E94];[.E108]) = 0;0;1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1,1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,10</text:p>
          </table:table-cell>
          <table:table-cell table:formula="of:=IF(ISNA(VLOOKUP([.D11];[Entrada.A$6:.B$214];2;0)) = 1; 0;VLOOKUP([.D11];[Entrada.A$6:.B$214];2;0))" office:value-type="float" office:value="0">
            <text:p>0</text:p>
          </table:table-cell>
          <table:table-cell table:number-columns-repeated="2"/>
          <table:table-cell table:style-name="ce8" office:value-type="float" office:value="9">
            <text:p>9</text:p>
          </table:table-cell>
          <table:table-cell table:style-name="ce11" table:formula="of:=SUMPRODUCT([.B134:.B145];[.E134:.E145]) +[.E10]*[.B10]+[.E29]*[.B29]+[.E47]*[.B47]+[.E64]*[.B64]+[.E80]*[.B80]+[.E95]*[.B95]+[.E109]*[.B109]+[.E122]*[.B122]" office:value-type="float" office:value="0">
            <text:p>0</text:p>
          </table:table-cell>
          <table:table-cell table:style-name="ce11" table:formula="of:=IF(OR([.E134:.E145];[.E10];[.E29];[.E47];[.E64];[.E80];[.E95];[.E109];[.E122])=0;0;1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1,11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,11</text:p>
          </table:table-cell>
          <table:table-cell table:formula="of:=IF(ISNA(VLOOKUP([.D12];[Entrada.A$6:.B$214];2;0)) = 1; 0;VLOOKUP([.D12];[Entrada.A$6:.B$214];2;0))" office:value-type="float" office:value="0">
            <text:p>0</text:p>
          </table:table-cell>
          <table:table-cell table:number-columns-repeated="2"/>
          <table:table-cell table:style-name="ce8" office:value-type="float" office:value="10">
            <text:p>10</text:p>
          </table:table-cell>
          <table:table-cell table:style-name="ce11" table:formula="of:=SUMPRODUCT([.B146:.B156];[.E146:.E156]) +[.E11]*[.B11]+[.E30]*[.B30]+[.E48]*[.B48]+[.E65]*[.B65]+[.E81]*[.B81]+[.E96]*[.E92]+[.E110]*[.B110]+[.E123]*[.B123]+[.E135]*[.B135]" office:value-type="float" office:value="0">
            <text:p>0</text:p>
          </table:table-cell>
          <table:table-cell table:style-name="ce11" table:formula="of:=IF(OR([.E146:.E156];[.E11];[.E30];[.E48];[.E65];[.E81];[.E96];[.E110];[.E123];[.E135])=0;0;1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1,12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,12</text:p>
          </table:table-cell>
          <table:table-cell table:formula="of:=IF(ISNA(VLOOKUP([.D13];[Entrada.A$6:.B$214];2;0)) = 1; 0;VLOOKUP([.D13];[Entrada.A$6:.B$214];2;0))" office:value-type="float" office:value="0">
            <text:p>0</text:p>
          </table:table-cell>
          <table:table-cell table:number-columns-repeated="2"/>
          <table:table-cell table:style-name="ce8" office:value-type="float" office:value="11">
            <text:p>11</text:p>
          </table:table-cell>
          <table:table-cell table:style-name="ce11" table:formula="of:=SUMPRODUCT([.B157:.B166];[.E157:.E166])+[.E12]*[.B12]+[.E31]*[.B31]+[.E49]*[.B49]+[.E66]*[.B66]+[.E82]*[.B82]+[.E97]*[.B97]+[.E111]*[.B111]+[.E124]*[.B124]+[.E136]*[.B136]+[.E147]*[.B147]" office:value-type="float" office:value="0">
            <text:p>0</text:p>
          </table:table-cell>
          <table:table-cell table:style-name="ce11" table:formula="of:=IF(OR([.E157:.E166];[.E12];[.E31];[.E49];[.E66];[.E82];[.E97];[.E111];[.E124];[.E136];[.E147])=0;0;1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1,13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,13</text:p>
          </table:table-cell>
          <table:table-cell table:formula="of:=IF(ISNA(VLOOKUP([.D14];[Entrada.A$6:.B$214];2;0)) = 1; 0;VLOOKUP([.D14];[Entrada.A$6:.B$214];2;0))" office:value-type="float" office:value="0">
            <text:p>0</text:p>
          </table:table-cell>
          <table:table-cell table:number-columns-repeated="2"/>
          <table:table-cell table:style-name="ce8" office:value-type="float" office:value="12">
            <text:p>12</text:p>
          </table:table-cell>
          <table:table-cell table:style-name="ce11" table:formula="of:=SUMPRODUCT([.B167:.B175];[.E167:.E175]) +[.E13]*[.B13] +[.E32]*[.B32]+[.E50]*[.B50]+[.E67]*[.B67]+[.E83]*[.B83]+[.E98]*[.B98]+[.E112]*[.B112]+[.E125]*[.B125]+[.E137]*[.B137]+[.E148]*[.B148]+[.E158]*[.B158]" office:value-type="float" office:value="0">
            <text:p>0</text:p>
          </table:table-cell>
          <table:table-cell table:style-name="ce11" table:formula="of:=IF(OR([.E167:.E175];[.E13];[.E32];[.E50];[.E67];[.E83];[.E98];[.E112];[.E125];[.E137];[.E148];[.E158])=0;0;1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1,14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,14</text:p>
          </table:table-cell>
          <table:table-cell table:formula="of:=IF(ISNA(VLOOKUP([.D15];[Entrada.A$6:.B$214];2;0)) = 1; 0;VLOOKUP([.D15];[Entrada.A$6:.B$214];2;0))" office:value-type="float" office:value="0">
            <text:p>0</text:p>
          </table:table-cell>
          <table:table-cell table:number-columns-repeated="2"/>
          <table:table-cell table:style-name="ce8" office:value-type="float" office:value="13">
            <text:p>13</text:p>
          </table:table-cell>
          <table:table-cell table:style-name="ce11" table:formula="of:=SUMPRODUCT([.B176:.B183];[.E176:.E183])+[.E14]*[.B14]+[.E33]*[.B33]+[.E51]*[.B51]+[.E68]*[.B68]+[.E84]*[.B84]+[.E99]*[.B99]+[.E113]*[.B113]+[.E126]*[.B126]+[.E138]*[.E149]*[.B149]+[.E159]*[.B159]+[.E168]*[.B168]" office:value-type="float" office:value="0">
            <text:p>0</text:p>
          </table:table-cell>
          <table:table-cell table:style-name="ce11" table:formula="of:=IF(OR([.E176:.E183];[.E14];[.E33];[.E51];[.E68];[.E84];[.E99];[.E113];[.E126];[.E138];[.E149];[.E159];[.E168])=0;0;1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1,15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,15</text:p>
          </table:table-cell>
          <table:table-cell table:formula="of:=IF(ISNA(VLOOKUP([.D16];[Entrada.A$6:.B$214];2;0)) = 1; 0;VLOOKUP([.D16];[Entrada.A$6:.B$214];2;0))" office:value-type="float" office:value="0">
            <text:p>0</text:p>
          </table:table-cell>
          <table:table-cell table:number-columns-repeated="2"/>
          <table:table-cell table:style-name="ce8" office:value-type="float" office:value="14">
            <text:p>14</text:p>
          </table:table-cell>
          <table:table-cell table:style-name="ce11" table:formula="of:=SUMPRODUCT([.B184:.B190];[.E184:.E190])+[.E15]*[.B15]+[.E34]*[.B34]+[.E52]*[.B52]+[.E69]*[.B69]+[.E85]*[.B85]+[.E100]*[.B100]+[.E114]*[.B114]+[.E127]*[.B127]+[.E139]*[.B139]+[.E150]*[.B150]+[.E160]*[.B160]+[.E169]*[.B169]+[.E177]*[.B177]" office:value-type="float" office:value="0">
            <text:p>0</text:p>
          </table:table-cell>
          <table:table-cell table:style-name="ce11" table:formula="of:=IF(OR([.E184:.E1904];[.E15];[.E34];[.E52];[.E69];[.E85];[.E100];[.E114];[.E127];[.E139];[.E150];[.E160];[.E169];[.E177])=0;0;1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1,1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,16</text:p>
          </table:table-cell>
          <table:table-cell table:formula="of:=IF(ISNA(VLOOKUP([.D17];[Entrada.A$6:.B$214];2;0)) = 1; 0;VLOOKUP([.D17];[Entrada.A$6:.B$214];2;0))" office:value-type="float" office:value="0">
            <text:p>0</text:p>
          </table:table-cell>
          <table:table-cell table:number-columns-repeated="2"/>
          <table:table-cell table:style-name="ce8" office:value-type="float" office:value="15">
            <text:p>15</text:p>
          </table:table-cell>
          <table:table-cell table:style-name="ce11" table:formula="of:=SUMPRODUCT([.B191:.B196];[.E191:.E196]) +[.E16]*[.B16]+[.E35]*[.B35]+[.E53]*[.B53]+[.E70]*[.B70]+[.E86]*[.B86]+[.E101]*[.B101]+[.E115]*[.B115]+[.E128]*[.B128]+[.E140]*[.B140]+[.E151]*[.B151]+[.E161]*[.B161]+[.E170]*[.B170]+[.E178]*[.B178]+[.E185]*[.B185]" office:value-type="float" office:value="0">
            <text:p>0</text:p>
          </table:table-cell>
          <table:table-cell table:style-name="ce11" table:formula="of:=IF(OR([.E191:.E196];[.E16];[.E35];[.E53];[.E70];[.E86];[.E101];[.E115];[.E128];[.E140];[.E151];[.E161];[.E170];[.E178];[.E185])=0;0;1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1,17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1,17</text:p>
          </table:table-cell>
          <table:table-cell table:formula="of:=IF(ISNA(VLOOKUP([.D18];[Entrada.A$6:.B$214];2;0)) = 1; 0;VLOOKUP([.D18];[Entrada.A$6:.B$214];2;0))" office:value-type="float" office:value="0">
            <text:p>0</text:p>
          </table:table-cell>
          <table:table-cell table:number-columns-repeated="2"/>
          <table:table-cell table:style-name="ce8" office:value-type="float" office:value="16">
            <text:p>16</text:p>
          </table:table-cell>
          <table:table-cell table:style-name="ce11" table:formula="of:=SUMPRODUCT([.B197:.B201];[.E197:.E201]) +[.E17]*[.B17]+[.E36]*[.B36]+[.E54]*[.B54]+[.E71]*[.B71]+[.E87]*[.B87]+[.E102]*[.B102]+[.E116]*[.B116]+[.E129]*[.B129]+[.E141]*[.B141]+[.E152]*[.B152]+[.E162]*[.B162]+[.E171]*[.B171]+[.E179]*[.B179]+[.E186]*[.B186]+[.E192]*[.B192]" office:value-type="float" office:value="0">
            <text:p>0</text:p>
          </table:table-cell>
          <table:table-cell table:style-name="ce11" table:formula="of:=IF(OR([.E197:.E201];[.E17];[.E36];[.E54];[.E71];[.E87];[.E102];[.E116];[.E129];[.E141];[.E152];[.E162];[.E171];[.E179];[.E186];[.E192])=0;0;1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1,1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,18</text:p>
          </table:table-cell>
          <table:table-cell table:formula="of:=IF(ISNA(VLOOKUP([.D19];[Entrada.A$6:.B$214];2;0)) = 1; 0;VLOOKUP([.D19];[Entrada.A$6:.B$214];2;0))" office:value-type="float" office:value="0">
            <text:p>0</text:p>
          </table:table-cell>
          <table:table-cell table:number-columns-repeated="2"/>
          <table:table-cell table:style-name="ce8" office:value-type="float" office:value="17">
            <text:p>17</text:p>
          </table:table-cell>
          <table:table-cell table:style-name="ce11" table:formula="of:=SUMPRODUCT([.B202:.B205];[.E202:.E205])+[.E18]*[.B18]+[.E37]*[.B37]+[.E55]*[.B55]+[.E72]*[.B72]+[.E88]*[.B88]+[.E103]*[.B103]+[.E117]*[.B117]+[.E130]*[.B130]+[.E142]*[.B142]+[.E153]*[.B153]+[.E163]*[.B163]+[.E172]*[.B172]+[.E180]*[.B180]+[.E187]*[.B187]+[.E193]*[.B193]+[.E198]*[.B198]" office:value-type="float" office:value="0">
            <text:p>0</text:p>
          </table:table-cell>
          <table:table-cell table:style-name="ce11" table:formula="of:=IF(OR([.E202:.E205];[.E18];[.E37];[.E55];[.E72];[.E88];[.E103];[.E117];[.E130];[.E142];[.E153];[.E163];[.E172];[.E180];[.E187];[.E193];[.E198])=0;0;1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1,1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,19</text:p>
          </table:table-cell>
          <table:table-cell table:formula="of:=IF(ISNA(VLOOKUP([.D20];[Entrada.A$6:.B$214];2;0)) = 1; 0;VLOOKUP([.D20];[Entrada.A$6:.B$214];2;0))" office:value-type="float" office:value="0">
            <text:p>0</text:p>
          </table:table-cell>
          <table:table-cell table:number-columns-repeated="2"/>
          <table:table-cell table:style-name="ce8" office:value-type="float" office:value="18">
            <text:p>18</text:p>
          </table:table-cell>
          <table:table-cell table:style-name="ce11" table:formula="of:=SUMPRODUCT([.B206:.B208];[.E206:.E208]) +[.E19]*[.B19]+[.E38]*[.B38]+[.E56]*[.B56]+[.E73]*[.B73]+[.E89]*[.B89]+[.E104]*[.B104]+[.E118]*[.B118]+[.E131]*[.B131]+[.E143]*[.B143]+[.E154]*[.B154]+[.E164]*[.B164]+[.E173]*[.B173]+[.E181]*[.B181]+[.E188]*[.B188]+[.E194]*[.B194]+[.E199]*[.B199]+[.E203]*[.B203]" office:value-type="float" office:value="0">
            <text:p>0</text:p>
          </table:table-cell>
          <table:table-cell table:style-name="ce11" table:formula="of:=IF(OR([.E206:.E208];[.E19];[.E38];[.E56];[.E73];[.E89];[.E104];[.E118];[.E131];[.E143];[.E154];[.E164];[.E173];[.E181];[.E188];[.E194];[.E199];[.E203])=0;0;1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1,2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,20</text:p>
          </table:table-cell>
          <table:table-cell table:formula="of:=IF(ISNA(VLOOKUP([.D21];[Entrada.A$6:.B$214];2;0)) = 1; 0;VLOOKUP([.D21];[Entrada.A$6:.B$214];2;0))" office:value-type="float" office:value="0">
            <text:p>0</text:p>
          </table:table-cell>
          <table:table-cell table:number-columns-repeated="2"/>
          <table:table-cell table:style-name="ce8" office:value-type="float" office:value="19">
            <text:p>19</text:p>
          </table:table-cell>
          <table:table-cell table:style-name="ce11" table:formula="of:=SUMPRODUCT([.B209:.B210];[.E209:.E210]) + [.E20]*[.B20]+[.E39]*[.B39]+[.E57]*[.B57]+[.E74]*[.B74]+[.E90]*[.B90]+[.E105]*[.B105]+[.E119]*[.B119]+[.E132]*[.B132]+[.E144]*[.B144]+[.E155]*[.B155]+[.E165]*[.B165]+[.E174]*[.B174]+[.E182]*[.B182]+[.E189]*[.B189]+[.E195]*[.B195]+[.E200]*[.B200]+[.E204]*[.B204]+[.E207]*[.B207]" office:value-type="float" office:value="0">
            <text:p>0</text:p>
          </table:table-cell>
          <table:table-cell table:style-name="ce11" table:formula="of:=IF(OR([.E209:.E210];[.E20];[.E39];[.E57];[.E74];[.E90];[.E105];[.E119];[.E132];[.E144];[.E155];[.E165];[.E174];[.E182];[.E189];[.E195];[.E200];[.E204];[.E207])=0;0;1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,2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2,2</text:p>
          </table:table-cell>
          <table:table-cell table:formula="of:=IF(ISNA(VLOOKUP([.D22];[Entrada.A$6:.B$214];2;0)) = 1; 0;VLOOKUP([.D22];[Entrada.A$6:.B$214];2;0))" office:value-type="float" office:value="0">
            <text:p>0</text:p>
          </table:table-cell>
          <table:table-cell table:number-columns-repeated="2"/>
          <table:table-cell table:style-name="ce8" office:value-type="float" office:value="20">
            <text:p>20</text:p>
          </table:table-cell>
          <table:table-cell table:style-name="ce11" table:formula="of:=SUMPRODUCT([.B211];[.E211]) +[.E40]*[.B40]+[.E58]*[.B58]+[.E75]*[.B75]+[.E91]*[.B91]+[.E106]*[.B106]+[.E120]*[.B120]+[.E133]*[.B133]+[.E145]*[.B145]+[.E156]*[.B156]+[.E166]*[.B166]+[.E175]*[.B175]+[.E183]*[.B183]+[.E190]*[.B190]+[.E196]*[.B196]+[.E201]*[.B201]+[.E205]*[.B205]+[.E210]*[.B210]" office:value-type="float" office:value="0">
            <text:p>0</text:p>
          </table:table-cell>
          <table:table-cell table:style-name="ce11" table:formula="of:=IF(OR([.E211];[.E21];[.E40];[.E58];[.E75];[.E91];[.E106];[.E120];[.E133];[.E145];[.E156];[.E166];[.E175];[.E183];[.E190];[.E196];[.E201];[.E205];[.E208];[.E210])=0;0;1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,3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2,3</text:p>
          </table:table-cell>
          <table:table-cell table:formula="of:=IF(ISNA(VLOOKUP([.D23];[Entrada.A$6:.B$214];2;0)) = 1; 0;VLOOKUP([.D23];[Entrada.A$6:.B$214];2;0)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2,4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2,4</text:p>
          </table:table-cell>
          <table:table-cell table:formula="of:=IF(ISNA(VLOOKUP([.D24];[Entrada.A$6:.B$214];2;0)) = 1; 0;VLOOKUP([.D24];[Entrada.A$6:.B$214];2;0)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2,5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2,5</text:p>
          </table:table-cell>
          <table:table-cell table:formula="of:=IF(ISNA(VLOOKUP([.D25];[Entrada.A$6:.B$214];2;0)) = 1; 0;VLOOKUP([.D25];[Entrada.A$6:.B$214];2;0)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2,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2,6</text:p>
          </table:table-cell>
          <table:table-cell table:formula="of:=IF(ISNA(VLOOKUP([.D26];[Entrada.A$6:.B$214];2;0)) = 1; 0;VLOOKUP([.D26];[Entrada.A$6:.B$214];2;0)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2,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2,7</text:p>
          </table:table-cell>
          <table:table-cell table:formula="of:=IF(ISNA(VLOOKUP([.D27];[Entrada.A$6:.B$214];2;0)) = 1; 0;VLOOKUP([.D27];[Entrada.A$6:.B$214];2;0)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2,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2,8</text:p>
          </table:table-cell>
          <table:table-cell table:formula="of:=IF(ISNA(VLOOKUP([.D28];[Entrada.A$6:.B$214];2;0)) = 1; 0;VLOOKUP([.D28];[Entrada.A$6:.B$214];2;0)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2,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2,9</text:p>
          </table:table-cell>
          <table:table-cell table:formula="of:=IF(ISNA(VLOOKUP([.D29];[Entrada.A$6:.B$214];2;0)) = 1; 0;VLOOKUP([.D29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2,1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2,10</text:p>
          </table:table-cell>
          <table:table-cell table:formula="of:=IF(ISNA(VLOOKUP([.D30];[Entrada.A$6:.B$214];2;0)) = 1; 0;VLOOKUP([.D30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2,11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2,11</text:p>
          </table:table-cell>
          <table:table-cell table:formula="of:=IF(ISNA(VLOOKUP([.D31];[Entrada.A$6:.B$214];2;0)) = 1; 0;VLOOKUP([.D31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2,12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2,12</text:p>
          </table:table-cell>
          <table:table-cell table:formula="of:=IF(ISNA(VLOOKUP([.D32];[Entrada.A$6:.B$214];2;0)) = 1; 0;VLOOKUP([.D32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2,13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2,13</text:p>
          </table:table-cell>
          <table:table-cell table:formula="of:=IF(ISNA(VLOOKUP([.D33];[Entrada.A$6:.B$214];2;0)) = 1; 0;VLOOKUP([.D33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2,14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2,14</text:p>
          </table:table-cell>
          <table:table-cell table:formula="of:=IF(ISNA(VLOOKUP([.D34];[Entrada.A$6:.B$214];2;0)) = 1; 0;VLOOKUP([.D34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2,15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2,15</text:p>
          </table:table-cell>
          <table:table-cell table:formula="of:=IF(ISNA(VLOOKUP([.D35];[Entrada.A$6:.B$214];2;0)) = 1; 0;VLOOKUP([.D35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2,1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2,16</text:p>
          </table:table-cell>
          <table:table-cell table:formula="of:=IF(ISNA(VLOOKUP([.D36];[Entrada.A$6:.B$214];2;0)) = 1; 0;VLOOKUP([.D36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2,1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2,17</text:p>
          </table:table-cell>
          <table:table-cell table:formula="of:=IF(ISNA(VLOOKUP([.D37];[Entrada.A$6:.B$214];2;0)) = 1; 0;VLOOKUP([.D37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2,1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2,18</text:p>
          </table:table-cell>
          <table:table-cell table:formula="of:=IF(ISNA(VLOOKUP([.D38];[Entrada.A$6:.B$214];2;0)) = 1; 0;VLOOKUP([.D38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2,1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2,19</text:p>
          </table:table-cell>
          <table:table-cell table:formula="of:=IF(ISNA(VLOOKUP([.D39];[Entrada.A$6:.B$214];2;0)) = 1; 0;VLOOKUP([.D39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2,2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2,20</text:p>
          </table:table-cell>
          <table:table-cell table:formula="of:=IF(ISNA(VLOOKUP([.D40];[Entrada.A$6:.B$214];2;0)) = 1; 0;VLOOKUP([.D40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3,3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3,3</text:p>
          </table:table-cell>
          <table:table-cell table:formula="of:=IF(ISNA(VLOOKUP([.D41];[Entrada.A$6:.B$214];2;0)) = 1; 0;VLOOKUP([.D41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3,4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3,4</text:p>
          </table:table-cell>
          <table:table-cell table:formula="of:=IF(ISNA(VLOOKUP([.D42];[Entrada.A$6:.B$214];2;0)) = 1; 0;VLOOKUP([.D42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3,5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3,5</text:p>
          </table:table-cell>
          <table:table-cell table:formula="of:=IF(ISNA(VLOOKUP([.D43];[Entrada.A$6:.B$214];2;0)) = 1; 0;VLOOKUP([.D43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3,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3,6</text:p>
          </table:table-cell>
          <table:table-cell table:formula="of:=IF(ISNA(VLOOKUP([.D44];[Entrada.A$6:.B$214];2;0)) = 1; 0;VLOOKUP([.D44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3,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3,7</text:p>
          </table:table-cell>
          <table:table-cell table:formula="of:=IF(ISNA(VLOOKUP([.D45];[Entrada.A$6:.B$214];2;0)) = 1; 0;VLOOKUP([.D45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3,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3,8</text:p>
          </table:table-cell>
          <table:table-cell table:formula="of:=IF(ISNA(VLOOKUP([.D46];[Entrada.A$6:.B$214];2;0)) = 1; 0;VLOOKUP([.D46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3,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3,9</text:p>
          </table:table-cell>
          <table:table-cell table:formula="of:=IF(ISNA(VLOOKUP([.D47];[Entrada.A$6:.B$214];2;0)) = 1; 0;VLOOKUP([.D47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3,1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3,10</text:p>
          </table:table-cell>
          <table:table-cell table:formula="of:=IF(ISNA(VLOOKUP([.D48];[Entrada.A$6:.B$214];2;0)) = 1; 0;VLOOKUP([.D48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3,11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3,11</text:p>
          </table:table-cell>
          <table:table-cell table:formula="of:=IF(ISNA(VLOOKUP([.D49];[Entrada.A$6:.B$214];2;0)) = 1; 0;VLOOKUP([.D49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3,12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3,12</text:p>
          </table:table-cell>
          <table:table-cell table:formula="of:=IF(ISNA(VLOOKUP([.D50];[Entrada.A$6:.B$214];2;0)) = 1; 0;VLOOKUP([.D50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3,13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3,13</text:p>
          </table:table-cell>
          <table:table-cell table:formula="of:=IF(ISNA(VLOOKUP([.D51];[Entrada.A$6:.B$214];2;0)) = 1; 0;VLOOKUP([.D51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3,14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3,14</text:p>
          </table:table-cell>
          <table:table-cell table:formula="of:=IF(ISNA(VLOOKUP([.D52];[Entrada.A$6:.B$214];2;0)) = 1; 0;VLOOKUP([.D52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3,15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3,15</text:p>
          </table:table-cell>
          <table:table-cell table:formula="of:=IF(ISNA(VLOOKUP([.D53];[Entrada.A$6:.B$214];2;0)) = 1; 0;VLOOKUP([.D53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3,1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3,16</text:p>
          </table:table-cell>
          <table:table-cell table:formula="of:=IF(ISNA(VLOOKUP([.D54];[Entrada.A$6:.B$214];2;0)) = 1; 0;VLOOKUP([.D54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3,1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3,17</text:p>
          </table:table-cell>
          <table:table-cell table:formula="of:=IF(ISNA(VLOOKUP([.D55];[Entrada.A$6:.B$214];2;0)) = 1; 0;VLOOKUP([.D55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3,1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3,18</text:p>
          </table:table-cell>
          <table:table-cell table:formula="of:=IF(ISNA(VLOOKUP([.D56];[Entrada.A$6:.B$214];2;0)) = 1; 0;VLOOKUP([.D56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3,1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3,19</text:p>
          </table:table-cell>
          <table:table-cell table:formula="of:=IF(ISNA(VLOOKUP([.D57];[Entrada.A$6:.B$214];2;0)) = 1; 0;VLOOKUP([.D57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3,2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3,20</text:p>
          </table:table-cell>
          <table:table-cell table:formula="of:=IF(ISNA(VLOOKUP([.D58];[Entrada.A$6:.B$214];2;0)) = 1; 0;VLOOKUP([.D58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4,4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4,4</text:p>
          </table:table-cell>
          <table:table-cell table:formula="of:=IF(ISNA(VLOOKUP([.D59];[Entrada.A$6:.B$214];2;0)) = 1; 0;VLOOKUP([.D59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4,5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4,5</text:p>
          </table:table-cell>
          <table:table-cell table:formula="of:=IF(ISNA(VLOOKUP([.D60];[Entrada.A$6:.B$214];2;0)) = 1; 0;VLOOKUP([.D60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4,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4,6</text:p>
          </table:table-cell>
          <table:table-cell table:formula="of:=IF(ISNA(VLOOKUP([.D61];[Entrada.A$6:.B$214];2;0)) = 1; 0;VLOOKUP([.D61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4,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4,7</text:p>
          </table:table-cell>
          <table:table-cell table:formula="of:=IF(ISNA(VLOOKUP([.D62];[Entrada.A$6:.B$214];2;0)) = 1; 0;VLOOKUP([.D62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4,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4,8</text:p>
          </table:table-cell>
          <table:table-cell table:formula="of:=IF(ISNA(VLOOKUP([.D63];[Entrada.A$6:.B$214];2;0)) = 1; 0;VLOOKUP([.D63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4,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4,9</text:p>
          </table:table-cell>
          <table:table-cell table:formula="of:=IF(ISNA(VLOOKUP([.D64];[Entrada.A$6:.B$214];2;0)) = 1; 0;VLOOKUP([.D64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4,10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4,10</text:p>
          </table:table-cell>
          <table:table-cell table:formula="of:=IF(ISNA(VLOOKUP([.D65];[Entrada.A$6:.B$214];2;0)) = 1; 0;VLOOKUP([.D65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4,11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4,11</text:p>
          </table:table-cell>
          <table:table-cell table:formula="of:=IF(ISNA(VLOOKUP([.D66];[Entrada.A$6:.B$214];2;0)) = 1; 0;VLOOKUP([.D66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4,12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4,12</text:p>
          </table:table-cell>
          <table:table-cell table:formula="of:=IF(ISNA(VLOOKUP([.D67];[Entrada.A$6:.B$214];2;0)) = 1; 0;VLOOKUP([.D67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4,13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4,13</text:p>
          </table:table-cell>
          <table:table-cell table:formula="of:=IF(ISNA(VLOOKUP([.D68];[Entrada.A$6:.B$214];2;0)) = 1; 0;VLOOKUP([.D68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4,14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4,14</text:p>
          </table:table-cell>
          <table:table-cell table:formula="of:=IF(ISNA(VLOOKUP([.D69];[Entrada.A$6:.B$214];2;0)) = 1; 0;VLOOKUP([.D69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4,15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4,15</text:p>
          </table:table-cell>
          <table:table-cell table:formula="of:=IF(ISNA(VLOOKUP([.D70];[Entrada.A$6:.B$214];2;0)) = 1; 0;VLOOKUP([.D70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4,1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4,16</text:p>
          </table:table-cell>
          <table:table-cell table:formula="of:=IF(ISNA(VLOOKUP([.D71];[Entrada.A$6:.B$214];2;0)) = 1; 0;VLOOKUP([.D71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4,1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4,17</text:p>
          </table:table-cell>
          <table:table-cell table:formula="of:=IF(ISNA(VLOOKUP([.D72];[Entrada.A$6:.B$214];2;0)) = 1; 0;VLOOKUP([.D72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4,1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4,18</text:p>
          </table:table-cell>
          <table:table-cell table:formula="of:=IF(ISNA(VLOOKUP([.D73];[Entrada.A$6:.B$214];2;0)) = 1; 0;VLOOKUP([.D73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4,1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4,19</text:p>
          </table:table-cell>
          <table:table-cell table:formula="of:=IF(ISNA(VLOOKUP([.D74];[Entrada.A$6:.B$214];2;0)) = 1; 0;VLOOKUP([.D74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4,2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4,20</text:p>
          </table:table-cell>
          <table:table-cell table:formula="of:=IF(ISNA(VLOOKUP([.D75];[Entrada.A$6:.B$214];2;0)) = 1; 0;VLOOKUP([.D75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5,5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5,5</text:p>
          </table:table-cell>
          <table:table-cell table:formula="of:=IF(ISNA(VLOOKUP([.D76];[Entrada.A$6:.B$214];2;0)) = 1; 0;VLOOKUP([.D76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5,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5,6</text:p>
          </table:table-cell>
          <table:table-cell table:formula="of:=IF(ISNA(VLOOKUP([.D77];[Entrada.A$6:.B$214];2;0)) = 1; 0;VLOOKUP([.D77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5,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5,7</text:p>
          </table:table-cell>
          <table:table-cell table:formula="of:=IF(ISNA(VLOOKUP([.D78];[Entrada.A$6:.B$214];2;0)) = 1; 0;VLOOKUP([.D78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5,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5,8</text:p>
          </table:table-cell>
          <table:table-cell table:formula="of:=IF(ISNA(VLOOKUP([.D79];[Entrada.A$6:.B$214];2;0)) = 1; 0;VLOOKUP([.D79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5,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5,9</text:p>
          </table:table-cell>
          <table:table-cell table:formula="of:=IF(ISNA(VLOOKUP([.D80];[Entrada.A$6:.B$214];2;0)) = 1; 0;VLOOKUP([.D80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5,1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5,10</text:p>
          </table:table-cell>
          <table:table-cell table:formula="of:=IF(ISNA(VLOOKUP([.D81];[Entrada.A$6:.B$214];2;0)) = 1; 0;VLOOKUP([.D81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5,11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5,11</text:p>
          </table:table-cell>
          <table:table-cell table:formula="of:=IF(ISNA(VLOOKUP([.D82];[Entrada.A$6:.B$214];2;0)) = 1; 0;VLOOKUP([.D82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5,12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5,12</text:p>
          </table:table-cell>
          <table:table-cell table:formula="of:=IF(ISNA(VLOOKUP([.D83];[Entrada.A$6:.B$214];2;0)) = 1; 0;VLOOKUP([.D83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5,13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5,13</text:p>
          </table:table-cell>
          <table:table-cell table:formula="of:=IF(ISNA(VLOOKUP([.D84];[Entrada.A$6:.B$214];2;0)) = 1; 0;VLOOKUP([.D84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5,14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5,14</text:p>
          </table:table-cell>
          <table:table-cell table:formula="of:=IF(ISNA(VLOOKUP([.D85];[Entrada.A$6:.B$214];2;0)) = 1; 0;VLOOKUP([.D85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5,15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5,15</text:p>
          </table:table-cell>
          <table:table-cell table:formula="of:=IF(ISNA(VLOOKUP([.D86];[Entrada.A$6:.B$214];2;0)) = 1; 0;VLOOKUP([.D86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5,1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5,16</text:p>
          </table:table-cell>
          <table:table-cell table:formula="of:=IF(ISNA(VLOOKUP([.D87];[Entrada.A$6:.B$214];2;0)) = 1; 0;VLOOKUP([.D87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5,1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5,17</text:p>
          </table:table-cell>
          <table:table-cell table:formula="of:=IF(ISNA(VLOOKUP([.D88];[Entrada.A$6:.B$214];2;0)) = 1; 0;VLOOKUP([.D88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5,1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5,18</text:p>
          </table:table-cell>
          <table:table-cell table:formula="of:=IF(ISNA(VLOOKUP([.D89];[Entrada.A$6:.B$214];2;0)) = 1; 0;VLOOKUP([.D89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5,1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5,19</text:p>
          </table:table-cell>
          <table:table-cell table:formula="of:=IF(ISNA(VLOOKUP([.D90];[Entrada.A$6:.B$214];2;0)) = 1; 0;VLOOKUP([.D90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5,2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5,20</text:p>
          </table:table-cell>
          <table:table-cell table:formula="of:=IF(ISNA(VLOOKUP([.D91];[Entrada.A$6:.B$214];2;0)) = 1; 0;VLOOKUP([.D91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6,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6,6</text:p>
          </table:table-cell>
          <table:table-cell table:formula="of:=IF(ISNA(VLOOKUP([.D92];[Entrada.A$6:.B$214];2;0)) = 1; 0;VLOOKUP([.D92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6,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6,7</text:p>
          </table:table-cell>
          <table:table-cell table:formula="of:=IF(ISNA(VLOOKUP([.D93];[Entrada.A$6:.B$214];2;0)) = 1; 0;VLOOKUP([.D93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6,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6,8</text:p>
          </table:table-cell>
          <table:table-cell table:formula="of:=IF(ISNA(VLOOKUP([.D94];[Entrada.A$6:.B$214];2;0)) = 1; 0;VLOOKUP([.D94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6,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6,9</text:p>
          </table:table-cell>
          <table:table-cell table:formula="of:=IF(ISNA(VLOOKUP([.D95];[Entrada.A$6:.B$214];2;0)) = 1; 0;VLOOKUP([.D95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6,1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6,10</text:p>
          </table:table-cell>
          <table:table-cell table:formula="of:=IF(ISNA(VLOOKUP([.D96];[Entrada.A$6:.B$214];2;0)) = 1; 0;VLOOKUP([.D96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6,11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6,11</text:p>
          </table:table-cell>
          <table:table-cell table:formula="of:=IF(ISNA(VLOOKUP([.D97];[Entrada.A$6:.B$214];2;0)) = 1; 0;VLOOKUP([.D97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6,12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6,12</text:p>
          </table:table-cell>
          <table:table-cell table:formula="of:=IF(ISNA(VLOOKUP([.D98];[Entrada.A$6:.B$214];2;0)) = 1; 0;VLOOKUP([.D98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6,13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6,13</text:p>
          </table:table-cell>
          <table:table-cell table:formula="of:=IF(ISNA(VLOOKUP([.D99];[Entrada.A$6:.B$214];2;0)) = 1; 0;VLOOKUP([.D99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6,14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6,14</text:p>
          </table:table-cell>
          <table:table-cell table:formula="of:=IF(ISNA(VLOOKUP([.D100];[Entrada.A$6:.B$214];2;0)) = 1; 0;VLOOKUP([.D100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6,15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6,15</text:p>
          </table:table-cell>
          <table:table-cell table:formula="of:=IF(ISNA(VLOOKUP([.D101];[Entrada.A$6:.B$214];2;0)) = 1; 0;VLOOKUP([.D101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6,1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6,16</text:p>
          </table:table-cell>
          <table:table-cell table:formula="of:=IF(ISNA(VLOOKUP([.D102];[Entrada.A$6:.B$214];2;0)) = 1; 0;VLOOKUP([.D102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6,1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6,17</text:p>
          </table:table-cell>
          <table:table-cell table:formula="of:=IF(ISNA(VLOOKUP([.D103];[Entrada.A$6:.B$214];2;0)) = 1; 0;VLOOKUP([.D103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6,1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6,18</text:p>
          </table:table-cell>
          <table:table-cell table:formula="of:=IF(ISNA(VLOOKUP([.D104];[Entrada.A$6:.B$214];2;0)) = 1; 0;VLOOKUP([.D104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6,19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6,19</text:p>
          </table:table-cell>
          <table:table-cell table:formula="of:=IF(ISNA(VLOOKUP([.D105];[Entrada.A$6:.B$214];2;0)) = 1; 0;VLOOKUP([.D105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6,2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6,20</text:p>
          </table:table-cell>
          <table:table-cell table:formula="of:=IF(ISNA(VLOOKUP([.D106];[Entrada.A$6:.B$214];2;0)) = 1; 0;VLOOKUP([.D106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7,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7,7</text:p>
          </table:table-cell>
          <table:table-cell table:formula="of:=IF(ISNA(VLOOKUP([.D107];[Entrada.A$6:.B$214];2;0)) = 1; 0;VLOOKUP([.D107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7,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7,8</text:p>
          </table:table-cell>
          <table:table-cell table:formula="of:=IF(ISNA(VLOOKUP([.D108];[Entrada.A$6:.B$214];2;0)) = 1; 0;VLOOKUP([.D108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7,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7,9</text:p>
          </table:table-cell>
          <table:table-cell table:formula="of:=IF(ISNA(VLOOKUP([.D109];[Entrada.A$6:.B$214];2;0)) = 1; 0;VLOOKUP([.D109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7,1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7,10</text:p>
          </table:table-cell>
          <table:table-cell table:formula="of:=IF(ISNA(VLOOKUP([.D110];[Entrada.A$6:.B$214];2;0)) = 1; 0;VLOOKUP([.D110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7,11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7,11</text:p>
          </table:table-cell>
          <table:table-cell table:formula="of:=IF(ISNA(VLOOKUP([.D111];[Entrada.A$6:.B$214];2;0)) = 1; 0;VLOOKUP([.D111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7,12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7,12</text:p>
          </table:table-cell>
          <table:table-cell table:formula="of:=IF(ISNA(VLOOKUP([.D112];[Entrada.A$6:.B$214];2;0)) = 1; 0;VLOOKUP([.D112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7,13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7,13</text:p>
          </table:table-cell>
          <table:table-cell table:formula="of:=IF(ISNA(VLOOKUP([.D113];[Entrada.A$6:.B$214];2;0)) = 1; 0;VLOOKUP([.D113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7,14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7,14</text:p>
          </table:table-cell>
          <table:table-cell table:formula="of:=IF(ISNA(VLOOKUP([.D114];[Entrada.A$6:.B$214];2;0)) = 1; 0;VLOOKUP([.D114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7,15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7,15</text:p>
          </table:table-cell>
          <table:table-cell table:formula="of:=IF(ISNA(VLOOKUP([.D115];[Entrada.A$6:.B$214];2;0)) = 1; 0;VLOOKUP([.D115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7,1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7,16</text:p>
          </table:table-cell>
          <table:table-cell table:formula="of:=IF(ISNA(VLOOKUP([.D116];[Entrada.A$6:.B$214];2;0)) = 1; 0;VLOOKUP([.D116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7,1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7,17</text:p>
          </table:table-cell>
          <table:table-cell table:formula="of:=IF(ISNA(VLOOKUP([.D117];[Entrada.A$6:.B$214];2;0)) = 1; 0;VLOOKUP([.D117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7,1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7,18</text:p>
          </table:table-cell>
          <table:table-cell table:formula="of:=IF(ISNA(VLOOKUP([.D118];[Entrada.A$6:.B$214];2;0)) = 1; 0;VLOOKUP([.D118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7,1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7,19</text:p>
          </table:table-cell>
          <table:table-cell table:formula="of:=IF(ISNA(VLOOKUP([.D119];[Entrada.A$6:.B$214];2;0)) = 1; 0;VLOOKUP([.D119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7,20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7,20</text:p>
          </table:table-cell>
          <table:table-cell table:formula="of:=IF(ISNA(VLOOKUP([.D120];[Entrada.A$6:.B$214];2;0)) = 1; 0;VLOOKUP([.D120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8,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8,8</text:p>
          </table:table-cell>
          <table:table-cell table:formula="of:=IF(ISNA(VLOOKUP([.D121];[Entrada.A$6:.B$214];2;0)) = 1; 0;VLOOKUP([.D121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8,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8,9</text:p>
          </table:table-cell>
          <table:table-cell table:formula="of:=IF(ISNA(VLOOKUP([.D122];[Entrada.A$6:.B$214];2;0)) = 1; 0;VLOOKUP([.D122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8,1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8,10</text:p>
          </table:table-cell>
          <table:table-cell table:formula="of:=IF(ISNA(VLOOKUP([.D123];[Entrada.A$6:.B$214];2;0)) = 1; 0;VLOOKUP([.D123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8,11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8,11</text:p>
          </table:table-cell>
          <table:table-cell table:formula="of:=IF(ISNA(VLOOKUP([.D124];[Entrada.A$6:.B$214];2;0)) = 1; 0;VLOOKUP([.D124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8,12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8,12</text:p>
          </table:table-cell>
          <table:table-cell table:formula="of:=IF(ISNA(VLOOKUP([.D125];[Entrada.A$6:.B$214];2;0)) = 1; 0;VLOOKUP([.D125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8,13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8,13</text:p>
          </table:table-cell>
          <table:table-cell table:formula="of:=IF(ISNA(VLOOKUP([.D126];[Entrada.A$6:.B$214];2;0)) = 1; 0;VLOOKUP([.D126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8,14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8,14</text:p>
          </table:table-cell>
          <table:table-cell table:formula="of:=IF(ISNA(VLOOKUP([.D127];[Entrada.A$6:.B$214];2;0)) = 1; 0;VLOOKUP([.D127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8,15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8,15</text:p>
          </table:table-cell>
          <table:table-cell table:formula="of:=IF(ISNA(VLOOKUP([.D128];[Entrada.A$6:.B$214];2;0)) = 1; 0;VLOOKUP([.D128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8,1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8,16</text:p>
          </table:table-cell>
          <table:table-cell table:formula="of:=IF(ISNA(VLOOKUP([.D129];[Entrada.A$6:.B$214];2;0)) = 1; 0;VLOOKUP([.D129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8,1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8,17</text:p>
          </table:table-cell>
          <table:table-cell table:formula="of:=IF(ISNA(VLOOKUP([.D130];[Entrada.A$6:.B$214];2;0)) = 1; 0;VLOOKUP([.D130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8,18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8,18</text:p>
          </table:table-cell>
          <table:table-cell table:formula="of:=IF(ISNA(VLOOKUP([.D131];[Entrada.A$6:.B$214];2;0)) = 1; 0;VLOOKUP([.D131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8,1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8,19</text:p>
          </table:table-cell>
          <table:table-cell table:formula="of:=IF(ISNA(VLOOKUP([.D132];[Entrada.A$6:.B$214];2;0)) = 1; 0;VLOOKUP([.D132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8,2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8,20</text:p>
          </table:table-cell>
          <table:table-cell table:formula="of:=IF(ISNA(VLOOKUP([.D133];[Entrada.A$6:.B$214];2;0)) = 1; 0;VLOOKUP([.D133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9,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9,9</text:p>
          </table:table-cell>
          <table:table-cell table:formula="of:=IF(ISNA(VLOOKUP([.D134];[Entrada.A$6:.B$214];2;0)) = 1; 0;VLOOKUP([.D134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9,1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9,10</text:p>
          </table:table-cell>
          <table:table-cell table:formula="of:=IF(ISNA(VLOOKUP([.D135];[Entrada.A$6:.B$214];2;0)) = 1; 0;VLOOKUP([.D135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9,11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9,11</text:p>
          </table:table-cell>
          <table:table-cell table:formula="of:=IF(ISNA(VLOOKUP([.D136];[Entrada.A$6:.B$214];2;0)) = 1; 0;VLOOKUP([.D136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9,12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9,12</text:p>
          </table:table-cell>
          <table:table-cell table:formula="of:=IF(ISNA(VLOOKUP([.D137];[Entrada.A$6:.B$214];2;0)) = 1; 0;VLOOKUP([.D137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9,13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9,13</text:p>
          </table:table-cell>
          <table:table-cell table:formula="of:=IF(ISNA(VLOOKUP([.D138];[Entrada.A$6:.B$214];2;0)) = 1; 0;VLOOKUP([.D138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9,14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9,14</text:p>
          </table:table-cell>
          <table:table-cell table:formula="of:=IF(ISNA(VLOOKUP([.D139];[Entrada.A$6:.B$214];2;0)) = 1; 0;VLOOKUP([.D139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9,15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9,15</text:p>
          </table:table-cell>
          <table:table-cell table:formula="of:=IF(ISNA(VLOOKUP([.D140];[Entrada.A$6:.B$214];2;0)) = 1; 0;VLOOKUP([.D140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9,1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9,16</text:p>
          </table:table-cell>
          <table:table-cell table:formula="of:=IF(ISNA(VLOOKUP([.D141];[Entrada.A$6:.B$214];2;0)) = 1; 0;VLOOKUP([.D141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9,1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9,17</text:p>
          </table:table-cell>
          <table:table-cell table:formula="of:=IF(ISNA(VLOOKUP([.D142];[Entrada.A$6:.B$214];2;0)) = 1; 0;VLOOKUP([.D142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9,1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9,18</text:p>
          </table:table-cell>
          <table:table-cell table:formula="of:=IF(ISNA(VLOOKUP([.D143];[Entrada.A$6:.B$214];2;0)) = 1; 0;VLOOKUP([.D143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9,1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9,19</text:p>
          </table:table-cell>
          <table:table-cell table:formula="of:=IF(ISNA(VLOOKUP([.D144];[Entrada.A$6:.B$214];2;0)) = 1; 0;VLOOKUP([.D144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9,2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9,20</text:p>
          </table:table-cell>
          <table:table-cell table:formula="of:=IF(ISNA(VLOOKUP([.D145];[Entrada.A$6:.B$214];2;0)) = 1; 0;VLOOKUP([.D145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0,1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0,10</text:p>
          </table:table-cell>
          <table:table-cell table:formula="of:=IF(ISNA(VLOOKUP([.D146];[Entrada.A$6:.B$214];2;0)) = 1; 0;VLOOKUP([.D146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0,11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0,11</text:p>
          </table:table-cell>
          <table:table-cell table:formula="of:=IF(ISNA(VLOOKUP([.D147];[Entrada.A$6:.B$214];2;0)) = 1; 0;VLOOKUP([.D147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0,12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0,12</text:p>
          </table:table-cell>
          <table:table-cell table:formula="of:=IF(ISNA(VLOOKUP([.D148];[Entrada.A$6:.B$214];2;0)) = 1; 0;VLOOKUP([.D148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0,13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0,13</text:p>
          </table:table-cell>
          <table:table-cell table:formula="of:=IF(ISNA(VLOOKUP([.D149];[Entrada.A$6:.B$214];2;0)) = 1; 0;VLOOKUP([.D149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0,14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0,14</text:p>
          </table:table-cell>
          <table:table-cell table:formula="of:=IF(ISNA(VLOOKUP([.D150];[Entrada.A$6:.B$214];2;0)) = 1; 0;VLOOKUP([.D150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0,15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0,15</text:p>
          </table:table-cell>
          <table:table-cell table:formula="of:=IF(ISNA(VLOOKUP([.D151];[Entrada.A$6:.B$214];2;0)) = 1; 0;VLOOKUP([.D151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0,1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0,16</text:p>
          </table:table-cell>
          <table:table-cell table:formula="of:=IF(ISNA(VLOOKUP([.D152];[Entrada.A$6:.B$214];2;0)) = 1; 0;VLOOKUP([.D152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0,1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0,17</text:p>
          </table:table-cell>
          <table:table-cell table:formula="of:=IF(ISNA(VLOOKUP([.D153];[Entrada.A$6:.B$214];2;0)) = 1; 0;VLOOKUP([.D153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0,1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0,18</text:p>
          </table:table-cell>
          <table:table-cell table:formula="of:=IF(ISNA(VLOOKUP([.D154];[Entrada.A$6:.B$214];2;0)) = 1; 0;VLOOKUP([.D154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0,1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0,19</text:p>
          </table:table-cell>
          <table:table-cell table:formula="of:=IF(ISNA(VLOOKUP([.D155];[Entrada.A$6:.B$214];2;0)) = 1; 0;VLOOKUP([.D155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0,2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0,20</text:p>
          </table:table-cell>
          <table:table-cell table:formula="of:=IF(ISNA(VLOOKUP([.D156];[Entrada.A$6:.B$214];2;0)) = 1; 0;VLOOKUP([.D156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1,11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1,11</text:p>
          </table:table-cell>
          <table:table-cell table:formula="of:=IF(ISNA(VLOOKUP([.D157];[Entrada.A$6:.B$214];2;0)) = 1; 0;VLOOKUP([.D157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1,12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1,12</text:p>
          </table:table-cell>
          <table:table-cell table:formula="of:=IF(ISNA(VLOOKUP([.D158];[Entrada.A$6:.B$214];2;0)) = 1; 0;VLOOKUP([.D158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1,13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1,13</text:p>
          </table:table-cell>
          <table:table-cell table:formula="of:=IF(ISNA(VLOOKUP([.D159];[Entrada.A$6:.B$214];2;0)) = 1; 0;VLOOKUP([.D159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1,14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1,14</text:p>
          </table:table-cell>
          <table:table-cell table:formula="of:=IF(ISNA(VLOOKUP([.D160];[Entrada.A$6:.B$214];2;0)) = 1; 0;VLOOKUP([.D160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1,15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1,15</text:p>
          </table:table-cell>
          <table:table-cell table:formula="of:=IF(ISNA(VLOOKUP([.D161];[Entrada.A$6:.B$214];2;0)) = 1; 0;VLOOKUP([.D161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1,1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1,16</text:p>
          </table:table-cell>
          <table:table-cell table:formula="of:=IF(ISNA(VLOOKUP([.D162];[Entrada.A$6:.B$214];2;0)) = 1; 0;VLOOKUP([.D162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1,1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1,17</text:p>
          </table:table-cell>
          <table:table-cell table:formula="of:=IF(ISNA(VLOOKUP([.D163];[Entrada.A$6:.B$214];2;0)) = 1; 0;VLOOKUP([.D163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1,1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1,18</text:p>
          </table:table-cell>
          <table:table-cell table:formula="of:=IF(ISNA(VLOOKUP([.D164];[Entrada.A$6:.B$214];2;0)) = 1; 0;VLOOKUP([.D164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1,1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1,19</text:p>
          </table:table-cell>
          <table:table-cell table:formula="of:=IF(ISNA(VLOOKUP([.D165];[Entrada.A$6:.B$214];2;0)) = 1; 0;VLOOKUP([.D165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1,2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1,20</text:p>
          </table:table-cell>
          <table:table-cell table:formula="of:=IF(ISNA(VLOOKUP([.D166];[Entrada.A$6:.B$214];2;0)) = 1; 0;VLOOKUP([.D166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2,12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2,12</text:p>
          </table:table-cell>
          <table:table-cell table:formula="of:=IF(ISNA(VLOOKUP([.D167];[Entrada.A$6:.B$214];2;0)) = 1; 0;VLOOKUP([.D167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2,13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2,13</text:p>
          </table:table-cell>
          <table:table-cell table:formula="of:=IF(ISNA(VLOOKUP([.D168];[Entrada.A$6:.B$214];2;0)) = 1; 0;VLOOKUP([.D168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2,14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2,14</text:p>
          </table:table-cell>
          <table:table-cell table:formula="of:=IF(ISNA(VLOOKUP([.D169];[Entrada.A$6:.B$214];2;0)) = 1; 0;VLOOKUP([.D169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2,15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2,15</text:p>
          </table:table-cell>
          <table:table-cell table:formula="of:=IF(ISNA(VLOOKUP([.D170];[Entrada.A$6:.B$214];2;0)) = 1; 0;VLOOKUP([.D170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2,16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12,16</text:p>
          </table:table-cell>
          <table:table-cell table:formula="of:=IF(ISNA(VLOOKUP([.D171];[Entrada.A$6:.B$214];2;0)) = 1; 0;VLOOKUP([.D171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2,1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2,17</text:p>
          </table:table-cell>
          <table:table-cell table:formula="of:=IF(ISNA(VLOOKUP([.D172];[Entrada.A$6:.B$214];2;0)) = 1; 0;VLOOKUP([.D172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2,1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2,18</text:p>
          </table:table-cell>
          <table:table-cell table:formula="of:=IF(ISNA(VLOOKUP([.D173];[Entrada.A$6:.B$214];2;0)) = 1; 0;VLOOKUP([.D173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2,1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2,19</text:p>
          </table:table-cell>
          <table:table-cell table:formula="of:=IF(ISNA(VLOOKUP([.D174];[Entrada.A$6:.B$214];2;0)) = 1; 0;VLOOKUP([.D174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2,2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2,20</text:p>
          </table:table-cell>
          <table:table-cell table:formula="of:=IF(ISNA(VLOOKUP([.D175];[Entrada.A$6:.B$214];2;0)) = 1; 0;VLOOKUP([.D175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3,13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3,13</text:p>
          </table:table-cell>
          <table:table-cell table:formula="of:=IF(ISNA(VLOOKUP([.D176];[Entrada.A$6:.B$214];2;0)) = 1; 0;VLOOKUP([.D176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3,14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13,14</text:p>
          </table:table-cell>
          <table:table-cell table:formula="of:=IF(ISNA(VLOOKUP([.D177];[Entrada.A$6:.B$214];2;0)) = 1; 0;VLOOKUP([.D177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3,15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3,15</text:p>
          </table:table-cell>
          <table:table-cell table:formula="of:=IF(ISNA(VLOOKUP([.D178];[Entrada.A$6:.B$214];2;0)) = 1; 0;VLOOKUP([.D178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3,1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3,16</text:p>
          </table:table-cell>
          <table:table-cell table:formula="of:=IF(ISNA(VLOOKUP([.D179];[Entrada.A$6:.B$214];2;0)) = 1; 0;VLOOKUP([.D179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3,1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3,17</text:p>
          </table:table-cell>
          <table:table-cell table:formula="of:=IF(ISNA(VLOOKUP([.D180];[Entrada.A$6:.B$214];2;0)) = 1; 0;VLOOKUP([.D180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3,1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3,18</text:p>
          </table:table-cell>
          <table:table-cell table:formula="of:=IF(ISNA(VLOOKUP([.D181];[Entrada.A$6:.B$214];2;0)) = 1; 0;VLOOKUP([.D181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3,1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3,19</text:p>
          </table:table-cell>
          <table:table-cell table:formula="of:=IF(ISNA(VLOOKUP([.D182];[Entrada.A$6:.B$214];2;0)) = 1; 0;VLOOKUP([.D182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3,2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3,20</text:p>
          </table:table-cell>
          <table:table-cell table:formula="of:=IF(ISNA(VLOOKUP([.D183];[Entrada.A$6:.B$214];2;0)) = 1; 0;VLOOKUP([.D183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4,14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4,14</text:p>
          </table:table-cell>
          <table:table-cell table:formula="of:=IF(ISNA(VLOOKUP([.D184];[Entrada.A$6:.B$214];2;0)) = 1; 0;VLOOKUP([.D184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4,15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4,15</text:p>
          </table:table-cell>
          <table:table-cell table:formula="of:=IF(ISNA(VLOOKUP([.D185];[Entrada.A$6:.B$214];2;0)) = 1; 0;VLOOKUP([.D185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4,1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4,16</text:p>
          </table:table-cell>
          <table:table-cell table:formula="of:=IF(ISNA(VLOOKUP([.D186];[Entrada.A$6:.B$214];2;0)) = 1; 0;VLOOKUP([.D186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4,1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4,17</text:p>
          </table:table-cell>
          <table:table-cell table:formula="of:=IF(ISNA(VLOOKUP([.D187];[Entrada.A$6:.B$214];2;0)) = 1; 0;VLOOKUP([.D187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4,1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4,18</text:p>
          </table:table-cell>
          <table:table-cell table:formula="of:=IF(ISNA(VLOOKUP([.D188];[Entrada.A$6:.B$214];2;0)) = 1; 0;VLOOKUP([.D188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4,1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4,19</text:p>
          </table:table-cell>
          <table:table-cell table:formula="of:=IF(ISNA(VLOOKUP([.D189];[Entrada.A$6:.B$214];2;0)) = 1; 0;VLOOKUP([.D189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4,2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4,20</text:p>
          </table:table-cell>
          <table:table-cell table:formula="of:=IF(ISNA(VLOOKUP([.D190];[Entrada.A$6:.B$214];2;0)) = 1; 0;VLOOKUP([.D190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5,15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5,15</text:p>
          </table:table-cell>
          <table:table-cell table:formula="of:=IF(ISNA(VLOOKUP([.D191];[Entrada.A$6:.B$214];2;0)) = 1; 0;VLOOKUP([.D191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5,1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5,16</text:p>
          </table:table-cell>
          <table:table-cell table:formula="of:=IF(ISNA(VLOOKUP([.D192];[Entrada.A$6:.B$214];2;0)) = 1; 0;VLOOKUP([.D192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5,1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5,17</text:p>
          </table:table-cell>
          <table:table-cell table:formula="of:=IF(ISNA(VLOOKUP([.D193];[Entrada.A$6:.B$214];2;0)) = 1; 0;VLOOKUP([.D193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5,1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5,18</text:p>
          </table:table-cell>
          <table:table-cell table:formula="of:=IF(ISNA(VLOOKUP([.D194];[Entrada.A$6:.B$214];2;0)) = 1; 0;VLOOKUP([.D194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5,1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5,19</text:p>
          </table:table-cell>
          <table:table-cell table:formula="of:=IF(ISNA(VLOOKUP([.D195];[Entrada.A$6:.B$214];2;0)) = 1; 0;VLOOKUP([.D195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5,2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5,20</text:p>
          </table:table-cell>
          <table:table-cell table:formula="of:=IF(ISNA(VLOOKUP([.D196];[Entrada.A$6:.B$214];2;0)) = 1; 0;VLOOKUP([.D196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6,16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6,16</text:p>
          </table:table-cell>
          <table:table-cell table:formula="of:=IF(ISNA(VLOOKUP([.D197];[Entrada.A$6:.B$214];2;0)) = 1; 0;VLOOKUP([.D197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6,1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6,17</text:p>
          </table:table-cell>
          <table:table-cell table:formula="of:=IF(ISNA(VLOOKUP([.D198];[Entrada.A$6:.B$214];2;0)) = 1; 0;VLOOKUP([.D198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6,1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6,18</text:p>
          </table:table-cell>
          <table:table-cell table:formula="of:=IF(ISNA(VLOOKUP([.D199];[Entrada.A$6:.B$214];2;0)) = 1; 0;VLOOKUP([.D199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6,1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6,19</text:p>
          </table:table-cell>
          <table:table-cell table:formula="of:=IF(ISNA(VLOOKUP([.D200];[Entrada.A$6:.B$214];2;0)) = 1; 0;VLOOKUP([.D200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6,2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6,20</text:p>
          </table:table-cell>
          <table:table-cell table:formula="of:=IF(ISNA(VLOOKUP([.D201];[Entrada.A$6:.B$214];2;0)) = 1; 0;VLOOKUP([.D201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7,17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7,17</text:p>
          </table:table-cell>
          <table:table-cell table:formula="of:=IF(ISNA(VLOOKUP([.D202];[Entrada.A$6:.B$214];2;0)) = 1; 0;VLOOKUP([.D202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7,1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7,18</text:p>
          </table:table-cell>
          <table:table-cell table:formula="of:=IF(ISNA(VLOOKUP([.D203];[Entrada.A$6:.B$214];2;0)) = 1; 0;VLOOKUP([.D203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7,1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7,19</text:p>
          </table:table-cell>
          <table:table-cell table:formula="of:=IF(ISNA(VLOOKUP([.D204];[Entrada.A$6:.B$214];2;0)) = 1; 0;VLOOKUP([.D204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7,2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7,20</text:p>
          </table:table-cell>
          <table:table-cell table:formula="of:=IF(ISNA(VLOOKUP([.D205];[Entrada.A$6:.B$214];2;0)) = 1; 0;VLOOKUP([.D205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8,18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8,18</text:p>
          </table:table-cell>
          <table:table-cell table:formula="of:=IF(ISNA(VLOOKUP([.D206];[Entrada.A$6:.B$214];2;0)) = 1; 0;VLOOKUP([.D206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8,1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8,19</text:p>
          </table:table-cell>
          <table:table-cell table:formula="of:=IF(ISNA(VLOOKUP([.D207];[Entrada.A$6:.B$214];2;0)) = 1; 0;VLOOKUP([.D207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8,2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8,20</text:p>
          </table:table-cell>
          <table:table-cell table:formula="of:=IF(ISNA(VLOOKUP([.D208];[Entrada.A$6:.B$214];2;0)) = 1; 0;VLOOKUP([.D208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9,19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9,19</text:p>
          </table:table-cell>
          <table:table-cell table:formula="of:=IF(ISNA(VLOOKUP([.D209];[Entrada.A$6:.B$214];2;0)) = 1; 0;VLOOKUP([.D209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9,2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19,20</text:p>
          </table:table-cell>
          <table:table-cell table:formula="of:=IF(ISNA(VLOOKUP([.D210];[Entrada.A$6:.B$214];2;0)) = 1; 0;VLOOKUP([.D210];[Entrada.A$6:.B$214];2;0)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20,20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20,20</text:p>
          </table:table-cell>
          <table:table-cell table:formula="of:=IF(ISNA(VLOOKUP([.D211];[Entrada.A$6:.B$214];2;0)) = 1; 0;VLOOKUP([.D211];[Entrada.A$6:.B$214];2;0))" office:value-type="float" office:value="0">
            <text:p>0</text:p>
          </table:table-cell>
          <table:table-cell table:number-columns-repeated="5"/>
        </table:table-row>
        <table:table-row table:style-name="ro1" table:number-rows-repeated="10483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SUM([Solucao.B3:.B211])"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22:3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06T22:33:59</dc:date>
    <meta:editing-duration>PT4H1M18S</meta:editing-duration>
    <meta:editing-cycles>16</meta:editing-cycles>
    <meta:generator>OpenOffice.org/3.3$Win32 OpenOffice.org_project/330m20$Build-9567</meta:generator>
    <meta:document-statistic meta:table-count="3" meta:cell-count="1462" meta:object-count="0"/>
  </office:meta>
</office:document-meta>
</file>